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5.85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gift_trait_name</text:p>
          </table:table-cell>
          <table:table-cell table:style-name="ce3" office:value-type="string" calcext:value-type="string">
            <text:p>try_trait_id</text:p>
          </table:table-cell>
          <table:table-cell table:style-name="ce3" office:value-type="string" calcext:value-type="string">
            <text:p>try_trait_name</text:p>
          </table:table-cell>
          <table:table-cell table:style-name="ce3" office:value-type="string" calcext:value-type="string">
            <text:p>identical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Woodiness_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measure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measure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growth form is simp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si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parasi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sured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sured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tic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H_m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a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easur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orientati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cycle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cause TRY lifespan isn’t standardized some datasets give plant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span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cause TRY lifespan isn’t standardized some datasets give lifespan in y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span_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cause TRY lifespan isn’t standardized some datasets give lifespan in y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duousness_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_fertilization_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lower insemination autogamous or xenogamou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fertilization has more lev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e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easur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i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ax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ea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easured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i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ax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ea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easure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i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ax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ea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easured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ea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easured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ea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easured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type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hiscence_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Fruit dehi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dryness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 certain DataName values this trait also codes for fleshi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i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ax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ea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easured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e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easur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carpy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lant mono/poly carpi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colou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colou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uit/seed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Inflore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in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ax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in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ax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lant clonal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lant vegetative reproduction: clonal growth org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eed number per dispersal un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meaning is un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sured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what was excluded from the me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sured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what was excluded from the me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sured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what was excluded from the me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sured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reports carnivory in this trait in some ca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lant nutrition mode (heterotroph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is TRY traits reflects nutrition mode more wide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form_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eaf 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margin_1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Leaf margi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pine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orn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arrange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af distribution along the shoot axis (arrangement typ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cu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tosynthetic_pathw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f photosynthesis path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easu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in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in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in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in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in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in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in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ax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ax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ax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ax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ax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ax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ax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sured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what was excluded from the me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sured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what was excluded from the me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sured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what was excluded from the me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sured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what was excluded from the me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sured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if area was lea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sured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if area was leafl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sured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rogen_fix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nt nitrogen(N) fixation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sure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sured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oesn’t report if length includes petiole or n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i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ax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ea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easur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a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e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easure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a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e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easure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mosome_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pecies genotype: chromosome numb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idy_leve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pecies genotype: chromosome ploi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i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ax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ea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drock_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at_1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pecies habitat characterization: vegetatio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corrhiza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corrhiza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corrhiza_family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corrhiza_species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lant defence mechanisms: phys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lant defence mechanisms: chem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7:00:19.540662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tthias Grenié</meta:initial-creator>
    <meta:creation-date>2022-07-11T17:43:37.640889738</meta:creation-date>
    <dc:date>2022-07-12T12:30:18.059221856</dc:date>
    <dc:creator>Matthias Grenié</dc:creator>
    <meta:editing-duration>PT2H50M24S</meta:editing-duration>
    <meta:editing-cycles>47</meta:editing-cycles>
    <meta:generator>LibreOffice/7.1.4.2$MacOSX_X86_64 LibreOffice_project/a529a4fab45b75fefc5b6226684193eb000654f6</meta:generator>
    <meta:document-statistic meta:table-count="1" meta:cell-count="1121" meta:object-count="0"/>
  </office:meta>
</office:document-meta>
</file>